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7.83cm"/>
    </style:style>
    <style:style style:name="co4" style:family="table-column">
      <style:table-column-properties fo:break-before="auto" style:column-width="5.872cm"/>
    </style:style>
    <style:style style:name="co5" style:family="table-column">
      <style:table-column-properties fo:break-before="auto" style:column-width="8.221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Página_20_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008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Págin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Descrição Categoria</text:p>
          </table:table-cell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Descrição Histórico</text:p>
          </table:table-cell>
          <table:table-cell table:style-name="ce1" office:value-type="string" calcext:value-type="string">
            <text:p>Documento/Complemento</text:p>
          </table:table-cell>
          <table:table-cell table:style-name="ce1" office:value-type="string" calcext:value-type="string">
            <text:p>Naturez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l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2</text:p>
          </table:table-cell>
          <table:table-cell table:style-name="ce2" office:value-type="string" calcext:value-type="string">
            <text:p>Líquido de Cobrança</text:p>
          </table:table-cell>
          <table:table-cell table:style-name="ce2" office:value-type="string" calcext:value-type="string">
            <text:p>0579</text:p>
          </table:table-cell>
          <table:table-cell table:style-name="ce2" office:value-type="string" calcext:value-type="string">
            <text:p>COB COMP</text:p>
          </table:table-cell>
          <table:table-cell table:style-name="ce2" office:value-type="string" calcext:value-type="string">
            <text:p>0000002271/00932896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6715.37" calcext:value-type="currency">
            <text:p>R$ 46.715,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3989</text:p>
          </table:table-cell>
          <table:table-cell table:style-name="ce2" office:value-type="string" calcext:value-type="string">
            <text:p>PIX RECEBIDO</text:p>
          </table:table-cell>
          <table:table-cell table:style-name="ce2" office:value-type="string" calcext:value-type="string">
            <text:p>0000000467019500013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16241.94" calcext:value-type="currency">
            <text:p>R$ 616.241,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Pagamentos Fornecedores</text:p>
          </table:table-cell>
          <table:table-cell table:style-name="ce2" office:value-type="string" calcext:value-type="string">
            <text:p>0183</text:p>
          </table:table-cell>
          <table:table-cell table:style-name="ce2" office:value-type="string" calcext:value-type="string">
            <text:p>PGTO FORNEC</text:p>
          </table:table-cell>
          <table:table-cell table:style-name="ce2" office:value-type="string" calcext:value-type="string">
            <text:p>010124PLUXEE INS 3079878300016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96.85" calcext:value-type="currency">
            <text:p>R$ 796,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Pagamentos Fornecedores</text:p>
          </table:table-cell>
          <table:table-cell table:style-name="ce2" office:value-type="string" calcext:value-type="string">
            <text:p>0183</text:p>
          </table:table-cell>
          <table:table-cell table:style-name="ce2" office:value-type="string" calcext:value-type="string">
            <text:p>PGTO FORNEC</text:p>
          </table:table-cell>
          <table:table-cell table:style-name="ce2" office:value-type="string" calcext:value-type="string">
            <text:p>010124PLUXEE INS 3079878300016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331.07" calcext:value-type="currency">
            <text:p>R$ 2.331,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Pagamentos Fornecedores</text:p>
          </table:table-cell>
          <table:table-cell table:style-name="ce2" office:value-type="string" calcext:value-type="string">
            <text:p>0183</text:p>
          </table:table-cell>
          <table:table-cell table:style-name="ce2" office:value-type="string" calcext:value-type="string">
            <text:p>PGTO FORNEC</text:p>
          </table:table-cell>
          <table:table-cell table:style-name="ce2" office:value-type="string" calcext:value-type="string">
            <text:p>010124PLUXEE INS 3079878300016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333.61" calcext:value-type="currency">
            <text:p>R$ 6.333,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Lançamento Avisado</text:p>
          </table:table-cell>
          <table:table-cell table:style-name="ce2" office:value-type="string" calcext:value-type="string">
            <text:p>8051</text:p>
          </table:table-cell>
          <table:table-cell table:style-name="ce2" office:value-type="string" calcext:value-type="string">
            <text:p>RECEB FORNEC</text:p>
          </table:table-cell>
          <table:table-cell table:style-name="ce2" office:value-type="string" calcext:value-type="string">
            <text:p>010124TICKET SER 4786693400017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6154.95" calcext:value-type="currency">
            <text:p>R$ 1.156.154,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0469</text:p>
          </table:table-cell>
          <table:table-cell table:style-name="ce2" office:value-type="string" calcext:value-type="string">
            <text:p>TED RECEBIDA</text:p>
          </table:table-cell>
          <table:table-cell table:style-name="ce2" office:value-type="string" calcext:value-type="string">
            <text:p>0000000474087600012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28.56" calcext:value-type="currency">
            <text:p>R$ 428,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0469</text:p>
          </table:table-cell>
          <table:table-cell table:style-name="ce2" office:value-type="string" calcext:value-type="string">
            <text:p>TED RECEBIDA</text:p>
          </table:table-cell>
          <table:table-cell table:style-name="ce2" office:value-type="string" calcext:value-type="string">
            <text:p>0000000474087600012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3.86" calcext:value-type="currency">
            <text:p>R$ 53,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0477</text:p>
          </table:table-cell>
          <table:table-cell table:style-name="ce2" office:value-type="string" calcext:value-type="string">
            <text:p>TED RECEBIDA</text:p>
          </table:table-cell>
          <table:table-cell table:style-name="ce2" office:value-type="string" calcext:value-type="string">
            <text:p>0000006903466800015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23020.58" calcext:value-type="currency">
            <text:p>R$ 423.020,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0477</text:p>
          </table:table-cell>
          <table:table-cell table:style-name="ce2" office:value-type="string" calcext:value-type="string">
            <text:p>TED RECEBIDA</text:p>
          </table:table-cell>
          <table:table-cell table:style-name="ce2" office:value-type="string" calcext:value-type="string">
            <text:p>0000006903466800015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8083.29" calcext:value-type="currency">
            <text:p>R$ 28.083,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Lançamento Avisado</text:p>
          </table:table-cell>
          <table:table-cell table:style-name="ce2" office:value-type="string" calcext:value-type="string">
            <text:p>3819</text:p>
          </table:table-cell>
          <table:table-cell table:style-name="ce2" office:value-type="string" calcext:value-type="string">
            <text:p>PAGTO. C DEB</text:p>
          </table:table-cell>
          <table:table-cell table:style-name="ce2" office:value-type="string" calcext:value-type="string">
            <text:p>548157GETNET VISA ELECTR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7917.91" calcext:value-type="currency">
            <text:p>R$ 907.917,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Lançamento Avisado</text:p>
          </table:table-cell>
          <table:table-cell table:style-name="ce2" office:value-type="string" calcext:value-type="string">
            <text:p>3819</text:p>
          </table:table-cell>
          <table:table-cell table:style-name="ce2" office:value-type="string" calcext:value-type="string">
            <text:p>PAGTO. C DEB</text:p>
          </table:table-cell>
          <table:table-cell table:style-name="ce2" office:value-type="string" calcext:value-type="string">
            <text:p>548157GETNET MAESTR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6629.2" calcext:value-type="currency">
            <text:p>R$ 1.156.629,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Lançamento Avisado</text:p>
          </table:table-cell>
          <table:table-cell table:style-name="ce2" office:value-type="string" calcext:value-type="string">
            <text:p>3819</text:p>
          </table:table-cell>
          <table:table-cell table:style-name="ce2" office:value-type="string" calcext:value-type="string">
            <text:p>PAGTO. C DEB</text:p>
          </table:table-cell>
          <table:table-cell table:style-name="ce2" office:value-type="string" calcext:value-type="string">
            <text:p>548157GETNET MAESTR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50.26" calcext:value-type="currency">
            <text:p>R$ 3.550,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Lançamento Avisado</text:p>
          </table:table-cell>
          <table:table-cell table:style-name="ce2" office:value-type="string" calcext:value-type="string">
            <text:p>3819</text:p>
          </table:table-cell>
          <table:table-cell table:style-name="ce2" office:value-type="string" calcext:value-type="string">
            <text:p>PAGTO. C DEB</text:p>
          </table:table-cell>
          <table:table-cell table:style-name="ce2" office:value-type="string" calcext:value-type="string">
            <text:p>548157GETNET ELO DEBIT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31060.52" calcext:value-type="currency">
            <text:p>R$ 231.060,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Lançamento Avisado</text:p>
          </table:table-cell>
          <table:table-cell table:style-name="ce2" office:value-type="string" calcext:value-type="string">
            <text:p>3818</text:p>
          </table:table-cell>
          <table:table-cell table:style-name="ce2" office:value-type="string" calcext:value-type="string">
            <text:p>PAGTO. CCRED</text:p>
          </table:table-cell>
          <table:table-cell table:style-name="ce2" office:value-type="string" calcext:value-type="string">
            <text:p>548157GETNET AMEX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73.92" calcext:value-type="currency">
            <text:p>R$ 373,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Lançamento Avisado</text:p>
          </table:table-cell>
          <table:table-cell table:style-name="ce2" office:value-type="string" calcext:value-type="string">
            <text:p>3818</text:p>
          </table:table-cell>
          <table:table-cell table:style-name="ce2" office:value-type="string" calcext:value-type="string">
            <text:p>PAGTO. CCRED</text:p>
          </table:table-cell>
          <table:table-cell table:style-name="ce2" office:value-type="string" calcext:value-type="string">
            <text:p>109311EDENRED GOODCARD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12.16" calcext:value-type="currency">
            <text:p>R$ 712,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0477</text:p>
          </table:table-cell>
          <table:table-cell table:style-name="ce2" office:value-type="string" calcext:value-type="string">
            <text:p>TED RECEBIDA</text:p>
          </table:table-cell>
          <table:table-cell table:style-name="ce2" office:value-type="string" calcext:value-type="string">
            <text:p>0000006903466800015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627.58" calcext:value-type="currency">
            <text:p>R$ 16.627,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0477</text:p>
          </table:table-cell>
          <table:table-cell table:style-name="ce2" office:value-type="string" calcext:value-type="string">
            <text:p>TED RECEBIDA</text:p>
          </table:table-cell>
          <table:table-cell table:style-name="ce2" office:value-type="string" calcext:value-type="string">
            <text:p>0000006903466800015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901.16" calcext:value-type="currency">
            <text:p>R$ 55.901,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0477</text:p>
          </table:table-cell>
          <table:table-cell table:style-name="ce2" office:value-type="string" calcext:value-type="string">
            <text:p>TED RECEBIDA</text:p>
          </table:table-cell>
          <table:table-cell table:style-name="ce2" office:value-type="string" calcext:value-type="string">
            <text:p>0000006903466800015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195.71" calcext:value-type="currency">
            <text:p>R$ 3.195,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0477</text:p>
          </table:table-cell>
          <table:table-cell table:style-name="ce2" office:value-type="string" calcext:value-type="string">
            <text:p>TED RECEBIDA</text:p>
          </table:table-cell>
          <table:table-cell table:style-name="ce2" office:value-type="string" calcext:value-type="string">
            <text:p>0000006903466800015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79.01" calcext:value-type="currency">
            <text:p>R$ 1.379,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0473</text:p>
          </table:table-cell>
          <table:table-cell table:style-name="ce2" office:value-type="string" calcext:value-type="string">
            <text:p>TED RECEBIDA</text:p>
          </table:table-cell>
          <table:table-cell table:style-name="ce2" office:value-type="string" calcext:value-type="string">
            <text:p>000000TRANSFERENCIA ENTRE CONT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89230.48" calcext:value-type="currency">
            <text:p>R$ 589.230,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MARECHAL TIT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90.45" calcext:value-type="currency">
            <text:p>R$ 690,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MARECHAL TIT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30.1" calcext:value-type="currency">
            <text:p>R$ 1.030,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MARECHAL TIT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99.75" calcext:value-type="currency">
            <text:p>R$ 1.199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FRANCO D ROC I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14.45" calcext:value-type="currency">
            <text:p>R$ 1.414,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LIMEIR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460" calcext:value-type="currency">
            <text:p>R$ 7.4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SANTO ANDRE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67" calcext:value-type="currency">
            <text:p>R$ 7.567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SOROCAB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451" calcext:value-type="currency">
            <text:p>R$ 12.451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SANTO AMARAR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882" calcext:value-type="currency">
            <text:p>R$ 12.882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JANDIR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809" calcext:value-type="currency">
            <text:p>R$ 13.809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CIDADE DUTR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641" calcext:value-type="currency">
            <text:p>R$ 16.641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ATIBAI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9982" calcext:value-type="currency">
            <text:p>R$ 19.982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JUNDIAI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553.25" calcext:value-type="currency">
            <text:p>R$ 20.553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CUPECE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1292" calcext:value-type="currency">
            <text:p>R$ 21.292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PRAIA GRANDE II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2363" calcext:value-type="currency">
            <text:p>R$ 22.363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OSASCO II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2421" calcext:value-type="currency">
            <text:p>R$ 22.421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IPIRANG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3508" calcext:value-type="currency">
            <text:p>R$ 23.508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ROLDAOSANTAN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6540" calcext:value-type="currency">
            <text:p>R$ 26.5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SANTOS 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6774" calcext:value-type="currency">
            <text:p>R$ 26.774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OSASC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9410" calcext:value-type="currency">
            <text:p>R$ 29.4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CID TIRADENTES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3863" calcext:value-type="currency">
            <text:p>R$ 33.863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FRANCO D ROC I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6642" calcext:value-type="currency">
            <text:p>R$ 36.642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MARECHAL TIT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7126" calcext:value-type="currency">
            <text:p>R$ 37.126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BRASILANDI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9030" calcext:value-type="currency">
            <text:p>R$ 39.0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BUTANT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3136" calcext:value-type="currency">
            <text:p>R$ 43.136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VILA EM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9110" calcext:value-type="currency">
            <text:p>R$ 49.1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PRAIA GRANDE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9568" calcext:value-type="currency">
            <text:p>R$ 49.568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FREGUESI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3323" calcext:value-type="currency">
            <text:p>R$ 63.323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GUARUJ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740" calcext:value-type="currency">
            <text:p>R$ 65.7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" calcext:value-type="currency">
            <text:p>R$ 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" calcext:value-type="currency">
            <text:p>R$ 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" calcext:value-type="currency">
            <text:p>R$ 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" calcext:value-type="currency">
            <text:p>R$ 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" calcext:value-type="currency">
            <text:p>R$ 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" calcext:value-type="currency">
            <text:p>R$ 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" calcext:value-type="currency">
            <text:p>R$ 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" calcext:value-type="currency">
            <text:p>R$ 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" calcext:value-type="currency">
            <text:p>R$ 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" calcext:value-type="currency">
            <text:p>R$ 1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" calcext:value-type="currency">
            <text:p>R$ 1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" calcext:value-type="currency">
            <text:p>R$ 1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" calcext:value-type="currency">
            <text:p>R$ 1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" calcext:value-type="currency">
            <text:p>R$ 1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" calcext:value-type="currency">
            <text:p>R$ 1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" calcext:value-type="currency">
            <text:p>R$ 1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" calcext:value-type="currency">
            <text:p>R$ 1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0" calcext:value-type="currency">
            <text:p>R$ 1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0" calcext:value-type="currency">
            <text:p>R$ 1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80" calcext:value-type="currency">
            <text:p>R$ 1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10" calcext:value-type="currency">
            <text:p>R$ 2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10" calcext:value-type="currency">
            <text:p>R$ 2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20" calcext:value-type="currency">
            <text:p>R$ 2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20" calcext:value-type="currency">
            <text:p>R$ 2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20" calcext:value-type="currency">
            <text:p>R$ 2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30" calcext:value-type="currency">
            <text:p>R$ 2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40" calcext:value-type="currency">
            <text:p>R$ 2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40" calcext:value-type="currency">
            <text:p>R$ 2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60" calcext:value-type="currency">
            <text:p>R$ 2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70" calcext:value-type="currency">
            <text:p>R$ 2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70" calcext:value-type="currency">
            <text:p>R$ 2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80" calcext:value-type="currency">
            <text:p>R$ 2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80" calcext:value-type="currency">
            <text:p>R$ 2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10" calcext:value-type="currency">
            <text:p>R$ 3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20" calcext:value-type="currency">
            <text:p>R$ 3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30" calcext:value-type="currency">
            <text:p>R$ 3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30" calcext:value-type="currency">
            <text:p>R$ 3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30" calcext:value-type="currency">
            <text:p>R$ 3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40" calcext:value-type="currency">
            <text:p>R$ 3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40" calcext:value-type="currency">
            <text:p>R$ 3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70" calcext:value-type="currency">
            <text:p>R$ 3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70" calcext:value-type="currency">
            <text:p>R$ 3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90" calcext:value-type="currency">
            <text:p>R$ 3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90" calcext:value-type="currency">
            <text:p>R$ 3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10" calcext:value-type="currency">
            <text:p>R$ 4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20" calcext:value-type="currency">
            <text:p>R$ 4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40" calcext:value-type="currency">
            <text:p>R$ 4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40" calcext:value-type="currency">
            <text:p>R$ 4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40" calcext:value-type="currency">
            <text:p>R$ 4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90" calcext:value-type="currency">
            <text:p>R$ 4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10" calcext:value-type="currency">
            <text:p>R$ 5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10" calcext:value-type="currency">
            <text:p>R$ 5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10" calcext:value-type="currency">
            <text:p>R$ 5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20" calcext:value-type="currency">
            <text:p>R$ 5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60" calcext:value-type="currency">
            <text:p>R$ 5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60" calcext:value-type="currency">
            <text:p>R$ 5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60" calcext:value-type="currency">
            <text:p>R$ 5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70" calcext:value-type="currency">
            <text:p>R$ 5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70" calcext:value-type="currency">
            <text:p>R$ 5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70" calcext:value-type="currency">
            <text:p>R$ 5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90" calcext:value-type="currency">
            <text:p>R$ 5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90" calcext:value-type="currency">
            <text:p>R$ 5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90" calcext:value-type="currency">
            <text:p>R$ 5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10" calcext:value-type="currency">
            <text:p>R$ 6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20" calcext:value-type="currency">
            <text:p>R$ 6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20" calcext:value-type="currency">
            <text:p>R$ 6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20" calcext:value-type="currency">
            <text:p>R$ 6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30" calcext:value-type="currency">
            <text:p>R$ 6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40" calcext:value-type="currency">
            <text:p>R$ 6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40" calcext:value-type="currency">
            <text:p>R$ 6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60" calcext:value-type="currency">
            <text:p>R$ 6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60" calcext:value-type="currency">
            <text:p>R$ 6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60" calcext:value-type="currency">
            <text:p>R$ 6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70" calcext:value-type="currency">
            <text:p>R$ 6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90" calcext:value-type="currency">
            <text:p>R$ 6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20" calcext:value-type="currency">
            <text:p>R$ 7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30" calcext:value-type="currency">
            <text:p>R$ 7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40" calcext:value-type="currency">
            <text:p>R$ 7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60" calcext:value-type="currency">
            <text:p>R$ 7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70" calcext:value-type="currency">
            <text:p>R$ 7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70" calcext:value-type="currency">
            <text:p>R$ 7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70" calcext:value-type="currency">
            <text:p>R$ 7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70" calcext:value-type="currency">
            <text:p>R$ 7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70" calcext:value-type="currency">
            <text:p>R$ 7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80" calcext:value-type="currency">
            <text:p>R$ 7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90" calcext:value-type="currency">
            <text:p>R$ 7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10" calcext:value-type="currency">
            <text:p>R$ 8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10" calcext:value-type="currency">
            <text:p>R$ 8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30" calcext:value-type="currency">
            <text:p>R$ 8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30" calcext:value-type="currency">
            <text:p>R$ 8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40" calcext:value-type="currency">
            <text:p>R$ 8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40" calcext:value-type="currency">
            <text:p>R$ 8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40" calcext:value-type="currency">
            <text:p>R$ 8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50" calcext:value-type="currency">
            <text:p>R$ 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50" calcext:value-type="currency">
            <text:p>R$ 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50" calcext:value-type="currency">
            <text:p>R$ 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60" calcext:value-type="currency">
            <text:p>R$ 8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80" calcext:value-type="currency">
            <text:p>R$ 8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80" calcext:value-type="currency">
            <text:p>R$ 8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90" calcext:value-type="currency">
            <text:p>R$ 8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90" calcext:value-type="currency">
            <text:p>R$ 8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10" calcext:value-type="currency">
            <text:p>R$ 9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10" calcext:value-type="currency">
            <text:p>R$ 9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20" calcext:value-type="currency">
            <text:p>R$ 9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20" calcext:value-type="currency">
            <text:p>R$ 9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40" calcext:value-type="currency">
            <text:p>R$ 9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60" calcext:value-type="currency">
            <text:p>R$ 9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60" calcext:value-type="currency">
            <text:p>R$ 9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60" calcext:value-type="currency">
            <text:p>R$ 9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80" calcext:value-type="currency">
            <text:p>R$ 9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80" calcext:value-type="currency">
            <text:p>R$ 9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80" calcext:value-type="currency">
            <text:p>R$ 9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80" calcext:value-type="currency">
            <text:p>R$ 9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90" calcext:value-type="currency">
            <text:p>R$ 9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0" calcext:value-type="currency">
            <text:p>R$ 1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0" calcext:value-type="currency">
            <text:p>R$ 1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0" calcext:value-type="currency">
            <text:p>R$ 1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0" calcext:value-type="currency">
            <text:p>R$ 1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0" calcext:value-type="currency">
            <text:p>R$ 1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40" calcext:value-type="currency">
            <text:p>R$ 1.0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70" calcext:value-type="currency">
            <text:p>R$ 1.0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70" calcext:value-type="currency">
            <text:p>R$ 1.0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80" calcext:value-type="currency">
            <text:p>R$ 1.0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80" calcext:value-type="currency">
            <text:p>R$ 1.0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20" calcext:value-type="currency">
            <text:p>R$ 1.1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40" calcext:value-type="currency">
            <text:p>R$ 1.1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70" calcext:value-type="currency">
            <text:p>R$ 1.1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80" calcext:value-type="currency">
            <text:p>R$ 1.1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80" calcext:value-type="currency">
            <text:p>R$ 1.1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90" calcext:value-type="currency">
            <text:p>R$ 1.1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20" calcext:value-type="currency">
            <text:p>R$ 1.2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40" calcext:value-type="currency">
            <text:p>R$ 1.2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50" calcext:value-type="currency">
            <text:p>R$ 1.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50" calcext:value-type="currency">
            <text:p>R$ 1.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50" calcext:value-type="currency">
            <text:p>R$ 1.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60" calcext:value-type="currency">
            <text:p>R$ 1.2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60" calcext:value-type="currency">
            <text:p>R$ 1.2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60" calcext:value-type="currency">
            <text:p>R$ 1.2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80" calcext:value-type="currency">
            <text:p>R$ 1.2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80" calcext:value-type="currency">
            <text:p>R$ 1.2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10" calcext:value-type="currency">
            <text:p>R$ 1.3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30" calcext:value-type="currency">
            <text:p>R$ 1.3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70" calcext:value-type="currency">
            <text:p>R$ 1.3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90" calcext:value-type="currency">
            <text:p>R$ 1.3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90" calcext:value-type="currency">
            <text:p>R$ 1.3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90" calcext:value-type="currency">
            <text:p>R$ 1.3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0" calcext:value-type="currency">
            <text:p>R$ 1.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0" calcext:value-type="currency">
            <text:p>R$ 1.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0" calcext:value-type="currency">
            <text:p>R$ 1.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10" calcext:value-type="currency">
            <text:p>R$ 1.4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10" calcext:value-type="currency">
            <text:p>R$ 1.4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10" calcext:value-type="currency">
            <text:p>R$ 1.4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40" calcext:value-type="currency">
            <text:p>R$ 1.4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50" calcext:value-type="currency">
            <text:p>R$ 1.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50" calcext:value-type="currency">
            <text:p>R$ 1.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50" calcext:value-type="currency">
            <text:p>R$ 1.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50" calcext:value-type="currency">
            <text:p>R$ 1.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70" calcext:value-type="currency">
            <text:p>R$ 1.4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0" calcext:value-type="currency">
            <text:p>R$ 1.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0" calcext:value-type="currency">
            <text:p>R$ 1.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0" calcext:value-type="currency">
            <text:p>R$ 1.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0" calcext:value-type="currency">
            <text:p>R$ 1.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0" calcext:value-type="currency">
            <text:p>R$ 1.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0" calcext:value-type="currency">
            <text:p>R$ 1.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10" calcext:value-type="currency">
            <text:p>R$ 1.5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10" calcext:value-type="currency">
            <text:p>R$ 1.5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20" calcext:value-type="currency">
            <text:p>R$ 1.5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50" calcext:value-type="currency">
            <text:p>R$ 1.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50" calcext:value-type="currency">
            <text:p>R$ 1.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50" calcext:value-type="currency">
            <text:p>R$ 1.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50" calcext:value-type="currency">
            <text:p>R$ 1.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50" calcext:value-type="currency">
            <text:p>R$ 1.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90" calcext:value-type="currency">
            <text:p>R$ 1.5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90" calcext:value-type="currency">
            <text:p>R$ 1.5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00" calcext:value-type="currency">
            <text:p>R$ 1.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00" calcext:value-type="currency">
            <text:p>R$ 1.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00" calcext:value-type="currency">
            <text:p>R$ 1.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80" calcext:value-type="currency">
            <text:p>R$ 1.6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90" calcext:value-type="currency">
            <text:p>R$ 1.6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00" calcext:value-type="currency">
            <text:p>R$ 1.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00" calcext:value-type="currency">
            <text:p>R$ 1.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00" calcext:value-type="currency">
            <text:p>R$ 1.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10" calcext:value-type="currency">
            <text:p>R$ 1.7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20" calcext:value-type="currency">
            <text:p>R$ 1.7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30" calcext:value-type="currency">
            <text:p>R$ 1.7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50" calcext:value-type="currency">
            <text:p>R$ 1.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50" calcext:value-type="currency">
            <text:p>R$ 1.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800" calcext:value-type="currency">
            <text:p>R$ 1.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820" calcext:value-type="currency">
            <text:p>R$ 1.8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850" calcext:value-type="currency">
            <text:p>R$ 1.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950" calcext:value-type="currency">
            <text:p>R$ 1.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950" calcext:value-type="currency">
            <text:p>R$ 1.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30" calcext:value-type="currency">
            <text:p>R$ 2.0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50" calcext:value-type="currency">
            <text:p>R$ 2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50" calcext:value-type="currency">
            <text:p>R$ 2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60" calcext:value-type="currency">
            <text:p>R$ 2.0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100" calcext:value-type="currency">
            <text:p>R$ 2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160" calcext:value-type="currency">
            <text:p>R$ 2.1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210" calcext:value-type="currency">
            <text:p>R$ 2.2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230" calcext:value-type="currency">
            <text:p>R$ 2.2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240" calcext:value-type="currency">
            <text:p>R$ 2.2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280" calcext:value-type="currency">
            <text:p>R$ 2.2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300" calcext:value-type="currency">
            <text:p>R$ 2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310" calcext:value-type="currency">
            <text:p>R$ 2.3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310" calcext:value-type="currency">
            <text:p>R$ 2.3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390" calcext:value-type="currency">
            <text:p>R$ 2.3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450" calcext:value-type="currency">
            <text:p>R$ 2.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600" calcext:value-type="currency">
            <text:p>R$ 2.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650" calcext:value-type="currency">
            <text:p>R$ 2.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790" calcext:value-type="currency">
            <text:p>R$ 2.7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860" calcext:value-type="currency">
            <text:p>R$ 2.8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900" calcext:value-type="currency">
            <text:p>R$ 2.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950" calcext:value-type="currency">
            <text:p>R$ 2.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0" calcext:value-type="currency">
            <text:p>R$ 3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120" calcext:value-type="currency">
            <text:p>R$ 3.1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170" calcext:value-type="currency">
            <text:p>R$ 3.1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200" calcext:value-type="currency">
            <text:p>R$ 3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350" calcext:value-type="currency">
            <text:p>R$ 3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80" calcext:value-type="currency">
            <text:p>R$ 3.5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790" calcext:value-type="currency">
            <text:p>R$ 3.7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870" calcext:value-type="currency">
            <text:p>R$ 3.8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870" calcext:value-type="currency">
            <text:p>R$ 3.8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890" calcext:value-type="currency">
            <text:p>R$ 3.8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100" calcext:value-type="currency">
            <text:p>R$ 4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230" calcext:value-type="currency">
            <text:p>R$ 4.2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300" calcext:value-type="currency">
            <text:p>R$ 4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300" calcext:value-type="currency">
            <text:p>R$ 4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30" calcext:value-type="currency">
            <text:p>R$ 4.5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700" calcext:value-type="currency">
            <text:p>R$ 4.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90" calcext:value-type="currency">
            <text:p>R$ 5.5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90" calcext:value-type="currency">
            <text:p>R$ 6.5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3989</text:p>
          </table:table-cell>
          <table:table-cell table:style-name="ce2" office:value-type="string" calcext:value-type="string">
            <text:p>PIX RECEBIDO</text:p>
          </table:table-cell>
          <table:table-cell table:style-name="ce2" office:value-type="string" calcext:value-type="string">
            <text:p>0000003773456689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4" calcext:value-type="currency">
            <text:p>R$ 654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3</text:p>
          </table:table-cell>
          <table:table-cell table:style-name="ce2" office:value-type="string" calcext:value-type="string">
            <text:p>Transferência entre Contas</text:p>
          </table:table-cell>
          <table:table-cell table:style-name="ce2" office:value-type="string" calcext:value-type="string">
            <text:p>3987</text:p>
          </table:table-cell>
          <table:table-cell table:style-name="ce2" office:value-type="string" calcext:value-type="string">
            <text:p>PIX RECEBIDO</text:p>
          </table:table-cell>
          <table:table-cell table:style-name="ce2" office:value-type="string" calcext:value-type="string">
            <text:p>582197291502280001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218.08" calcext:value-type="currency">
            <text:p>R$ 4.218,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3989</text:p>
          </table:table-cell>
          <table:table-cell table:style-name="ce2" office:value-type="string" calcext:value-type="string">
            <text:p>PIX RECEBIDO</text:p>
          </table:table-cell>
          <table:table-cell table:style-name="ce2" office:value-type="string" calcext:value-type="string">
            <text:p>000000300849888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6.78" calcext:value-type="currency">
            <text:p>R$ 206,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" calcext:value-type="currency">
            <text:p>R$ 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40" calcext:value-type="currency">
            <text:p>R$ 2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90" calcext:value-type="currency">
            <text:p>R$ 2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20" calcext:value-type="currency">
            <text:p>R$ 4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40" calcext:value-type="currency">
            <text:p>R$ 5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70" calcext:value-type="currency">
            <text:p>R$ 7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50" calcext:value-type="currency">
            <text:p>R$ 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50" calcext:value-type="currency">
            <text:p>R$ 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50" calcext:value-type="currency">
            <text:p>R$ 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50" calcext:value-type="currency">
            <text:p>R$ 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0" calcext:value-type="currency">
            <text:p>R$ 1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0" calcext:value-type="currency">
            <text:p>R$ 1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0" calcext:value-type="currency">
            <text:p>R$ 1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0" calcext:value-type="currency">
            <text:p>R$ 1.0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80" calcext:value-type="currency">
            <text:p>R$ 1.0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50" calcext:value-type="currency">
            <text:p>R$ 1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50" calcext:value-type="currency">
            <text:p>R$ 1.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50" calcext:value-type="currency">
            <text:p>R$ 1.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50" calcext:value-type="currency">
            <text:p>R$ 1.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0" calcext:value-type="currency">
            <text:p>R$ 1.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0" calcext:value-type="currency">
            <text:p>R$ 1.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0" calcext:value-type="currency">
            <text:p>R$ 1.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0" calcext:value-type="currency">
            <text:p>R$ 1.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50" calcext:value-type="currency">
            <text:p>R$ 1.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50" calcext:value-type="currency">
            <text:p>R$ 1.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50" calcext:value-type="currency">
            <text:p>R$ 1.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0" calcext:value-type="currency">
            <text:p>R$ 1.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50" calcext:value-type="currency">
            <text:p>R$ 1.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50" calcext:value-type="currency">
            <text:p>R$ 1.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50" calcext:value-type="currency">
            <text:p>R$ 1.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50" calcext:value-type="currency">
            <text:p>R$ 1.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00" calcext:value-type="currency">
            <text:p>R$ 1.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00" calcext:value-type="currency">
            <text:p>R$ 1.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50" calcext:value-type="currency">
            <text:p>R$ 1.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50" calcext:value-type="currency">
            <text:p>R$ 1.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00" calcext:value-type="currency">
            <text:p>R$ 1.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50" calcext:value-type="currency">
            <text:p>R$ 1.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800" calcext:value-type="currency">
            <text:p>R$ 1.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800" calcext:value-type="currency">
            <text:p>R$ 1.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800" calcext:value-type="currency">
            <text:p>R$ 1.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850" calcext:value-type="currency">
            <text:p>R$ 1.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0" calcext:value-type="currency">
            <text:p>R$ 2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0" calcext:value-type="currency">
            <text:p>R$ 2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0" calcext:value-type="currency">
            <text:p>R$ 2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100" calcext:value-type="currency">
            <text:p>R$ 2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200" calcext:value-type="currency">
            <text:p>R$ 2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350" calcext:value-type="currency">
            <text:p>R$ 2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0" calcext:value-type="currency">
            <text:p>R$ 2.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700" calcext:value-type="currency">
            <text:p>R$ 2.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900" calcext:value-type="currency">
            <text:p>R$ 2.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0" calcext:value-type="currency">
            <text:p>R$ 3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100" calcext:value-type="currency">
            <text:p>R$ 3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150" calcext:value-type="currency">
            <text:p>R$ 3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600" calcext:value-type="currency">
            <text:p>R$ 3.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850" calcext:value-type="currency">
            <text:p>R$ 3.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0" calcext:value-type="currency">
            <text:p>R$ 4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400" calcext:value-type="currency">
            <text:p>R$ 4.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150" calcext:value-type="currency">
            <text:p>R$ 5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Pagamentos Fornecedores</text:p>
          </table:table-cell>
          <table:table-cell table:style-name="ce2" office:value-type="string" calcext:value-type="string">
            <text:p>0183</text:p>
          </table:table-cell>
          <table:table-cell table:style-name="ce2" office:value-type="string" calcext:value-type="string">
            <text:p>PGTO FORNEC</text:p>
          </table:table-cell>
          <table:table-cell table:style-name="ce2" office:value-type="string" calcext:value-type="string">
            <text:p>010124PLUXEE INS 3079878300016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4.37" calcext:value-type="currency">
            <text:p>R$ 94,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Pagamentos Fornecedores</text:p>
          </table:table-cell>
          <table:table-cell table:style-name="ce2" office:value-type="string" calcext:value-type="string">
            <text:p>0183</text:p>
          </table:table-cell>
          <table:table-cell table:style-name="ce2" office:value-type="string" calcext:value-type="string">
            <text:p>PGTO FORNEC</text:p>
          </table:table-cell>
          <table:table-cell table:style-name="ce2" office:value-type="string" calcext:value-type="string">
            <text:p>010124PLUXEE INS 3079878300016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16.1" calcext:value-type="currency">
            <text:p>R$ 716,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Pagamentos Fornecedores</text:p>
          </table:table-cell>
          <table:table-cell table:style-name="ce2" office:value-type="string" calcext:value-type="string">
            <text:p>0183</text:p>
          </table:table-cell>
          <table:table-cell table:style-name="ce2" office:value-type="string" calcext:value-type="string">
            <text:p>PGTO FORNEC</text:p>
          </table:table-cell>
          <table:table-cell table:style-name="ce2" office:value-type="string" calcext:value-type="string">
            <text:p>010124PLUXEE INS 3079878300016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86.28" calcext:value-type="currency">
            <text:p>R$ 886,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3</text:p>
          </table:table-cell>
          <table:table-cell table:style-name="ce2" office:value-type="string" calcext:value-type="string">
            <text:p>DEP ETC BLOQ</text:p>
          </table:table-cell>
          <table:table-cell table:style-name="ce2" office:value-type="string" calcext:value-type="string">
            <text:p>0000000580025600028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2.48" calcext:value-type="currency">
            <text:p>R$ 3.002,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INDAIATUBA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570" calcext:value-type="currency">
            <text:p>R$ 10.5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BONSUCESS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280" calcext:value-type="currency">
            <text:p>R$ 12.2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1ROLDAOSALTO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930" calcext:value-type="currency">
            <text:p>R$ 15.9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JUNDIAI 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417.2" calcext:value-type="currency">
            <text:p>R$ 16.417,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" calcext:value-type="currency">
            <text:p>R$ 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" calcext:value-type="currency">
            <text:p>R$ 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0" calcext:value-type="currency">
            <text:p>R$ 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70" calcext:value-type="currency">
            <text:p>R$ 1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0" calcext:value-type="currency">
            <text:p>R$ 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40" calcext:value-type="currency">
            <text:p>R$ 2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50" calcext:value-type="currency">
            <text:p>R$ 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60" calcext:value-type="currency">
            <text:p>R$ 2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80" calcext:value-type="currency">
            <text:p>R$ 2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00" calcext:value-type="currency">
            <text:p>R$ 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40" calcext:value-type="currency">
            <text:p>R$ 3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50" calcext:value-type="currency">
            <text:p>R$ 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70" calcext:value-type="currency">
            <text:p>R$ 3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370" calcext:value-type="currency">
            <text:p>R$ 37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00" calcext:value-type="currency">
            <text:p>R$ 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450" calcext:value-type="currency">
            <text:p>R$ 4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00" calcext:value-type="currency">
            <text:p>R$ 5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30" calcext:value-type="currency">
            <text:p>R$ 5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30" calcext:value-type="currency">
            <text:p>R$ 5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50" calcext:value-type="currency">
            <text:p>R$ 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00" calcext:value-type="currency">
            <text:p>R$ 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20" calcext:value-type="currency">
            <text:p>R$ 6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650" calcext:value-type="currency">
            <text:p>R$ 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00" calcext:value-type="currency">
            <text:p>R$ 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10" calcext:value-type="currency">
            <text:p>R$ 7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10" calcext:value-type="currency">
            <text:p>R$ 7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30" calcext:value-type="currency">
            <text:p>R$ 7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50" calcext:value-type="currency">
            <text:p>R$ 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780" calcext:value-type="currency">
            <text:p>R$ 7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00" calcext:value-type="currency">
            <text:p>R$ 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50" calcext:value-type="currency">
            <text:p>R$ 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50" calcext:value-type="currency">
            <text:p>R$ 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850" calcext:value-type="currency">
            <text:p>R$ 8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00" calcext:value-type="currency">
            <text:p>R$ 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50" calcext:value-type="currency">
            <text:p>R$ 9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60" calcext:value-type="currency">
            <text:p>R$ 9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90" calcext:value-type="currency">
            <text:p>R$ 99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0" calcext:value-type="currency">
            <text:p>R$ 1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00" calcext:value-type="currency">
            <text:p>R$ 1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060" calcext:value-type="currency">
            <text:p>R$ 1.0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00" calcext:value-type="currency">
            <text:p>R$ 1.1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160" calcext:value-type="currency">
            <text:p>R$ 1.16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00" calcext:value-type="currency">
            <text:p>R$ 1.2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30" calcext:value-type="currency">
            <text:p>R$ 1.2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30" calcext:value-type="currency">
            <text:p>R$ 1.23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250" calcext:value-type="currency">
            <text:p>R$ 1.2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5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00" calcext:value-type="currency">
            <text:p>R$ 1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8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50" calcext:value-type="currency">
            <text:p>R$ 1.3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380" calcext:value-type="currency">
            <text:p>R$ 1.38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0" calcext:value-type="currency">
            <text:p>R$ 1.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00" calcext:value-type="currency">
            <text:p>R$ 1.4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420" calcext:value-type="currency">
            <text:p>R$ 1.4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20" calcext:value-type="currency">
            <text:p>R$ 1.52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550" calcext:value-type="currency">
            <text:p>R$ 1.5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1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600" calcext:value-type="currency">
            <text:p>R$ 1.6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4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800" calcext:value-type="currency">
            <text:p>R$ 1.8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1900" calcext:value-type="currency">
            <text:p>R$ 1.9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040" calcext:value-type="currency">
            <text:p>R$ 2.04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300" calcext:value-type="currency">
            <text:p>R$ 2.3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650" calcext:value-type="currency">
            <text:p>R$ 2.6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37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700" calcext:value-type="currency">
            <text:p>R$ 2.7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2750" calcext:value-type="currency">
            <text:p>R$ 2.7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3152</text:p>
          </table:table-cell>
          <table:table-cell table:style-name="ce2" office:value-type="string" calcext:value-type="string">
            <text:p>DEP DIN ETV</text:p>
          </table:table-cell>
          <table:table-cell table:style-name="ce2" office:value-type="string" calcext:value-type="string">
            <text:p>0000002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5150" calcext:value-type="currency">
            <text:p>R$ 5.15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213</text:p>
          </table:table-cell>
          <table:table-cell table:style-name="ce2" office:value-type="string" calcext:value-type="string">
            <text:p>Transferência entre Contas</text:p>
          </table:table-cell>
          <table:table-cell table:style-name="ce2" office:value-type="string" calcext:value-type="string">
            <text:p>2077</text:p>
          </table:table-cell>
          <table:table-cell table:style-name="ce2" office:value-type="string" calcext:value-type="string">
            <text:p>CASH BALANCE</text:p>
          </table:table-cell>
          <table:table-cell table:style-name="ce2" office:value-type="string" calcext:value-type="string">
            <text:p>000000DE: 2271.13.024055 6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Crédito</text:p>
          </table:table-cell>
          <table:table-cell table:style-name="ce4" office:value-type="currency" office:value="967863.67" calcext:value-type="currency">
            <text:p>R$ 967.863,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Pagamento Funcionários</text:p>
          </table:table-cell>
          <table:table-cell table:style-name="ce2" office:value-type="string" calcext:value-type="string">
            <text:p>2036</text:p>
          </table:table-cell>
          <table:table-cell table:style-name="ce2" office:value-type="string" calcext:value-type="string">
            <text:p>PGTO SALARIO</text:p>
          </table:table-cell>
          <table:table-cell table:style-name="ce2" office:value-type="string" calcext:value-type="string">
            <text:p>010124PAGSAL: <text:s text:c="8"/>17 PAGTOS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107595.12" calcext:value-type="currency">
            <text:p>R$ 107.595,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Transferência entre Contas</text:p>
          </table:table-cell>
          <table:table-cell table:style-name="ce2" office:value-type="string" calcext:value-type="string">
            <text:p>4009</text:p>
          </table:table-cell>
          <table:table-cell table:style-name="ce2" office:value-type="string" calcext:value-type="string">
            <text:p>PIX E FORNEC</text:p>
          </table:table-cell>
          <table:table-cell table:style-name="ce2" office:value-type="string" calcext:value-type="string">
            <text:p>030124D <text:s text:c="2"/>00000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610" calcext:value-type="currency">
            <text:p>R$ 61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Pagamento de Fornecedores</text:p>
          </table:table-cell>
          <table:table-cell table:style-name="ce2" office:value-type="string" calcext:value-type="string">
            <text:p>0466</text:p>
          </table:table-cell>
          <table:table-cell table:style-name="ce2" office:value-type="string" calcext:value-type="string">
            <text:p>PGTO FORNEC</text:p>
          </table:table-cell>
          <table:table-cell table:style-name="ce2" office:value-type="string" calcext:value-type="string">
            <text:p>010124D <text:s text:c="2"/>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4269.15" calcext:value-type="currency">
            <text:p>R$ 4.269,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Pagamento de Fornecedores</text:p>
          </table:table-cell>
          <table:table-cell table:style-name="ce2" office:value-type="string" calcext:value-type="string">
            <text:p>2631</text:p>
          </table:table-cell>
          <table:table-cell table:style-name="ce2" office:value-type="string" calcext:value-type="string">
            <text:p>PG FORN CONC</text:p>
          </table:table-cell>
          <table:table-cell table:style-name="ce2" office:value-type="string" calcext:value-type="string">
            <text:p>110124D <text:s text:c="2"/>000002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29899.48" calcext:value-type="currency">
            <text:p>R$ 29.899,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Pagamento de Fornecedores</text:p>
          </table:table-cell>
          <table:table-cell table:style-name="ce2" office:value-type="string" calcext:value-type="string">
            <text:p>2632</text:p>
          </table:table-cell>
          <table:table-cell table:style-name="ce2" office:value-type="string" calcext:value-type="string">
            <text:p>PG TRIB MUN</text:p>
          </table:table-cell>
          <table:table-cell table:style-name="ce2" office:value-type="string" calcext:value-type="string">
            <text:p>110124D <text:s text:c="2"/>000009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52988.29" calcext:value-type="currency">
            <text:p>R$ 52.988,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Pagamento de Fornecedores</text:p>
          </table:table-cell>
          <table:table-cell table:style-name="ce2" office:value-type="string" calcext:value-type="string">
            <text:p>2628</text:p>
          </table:table-cell>
          <table:table-cell table:style-name="ce2" office:value-type="string" calcext:value-type="string">
            <text:p>PG TRIB EST</text:p>
          </table:table-cell>
          <table:table-cell table:style-name="ce2" office:value-type="string" calcext:value-type="string">
            <text:p>110124D <text:s text:c="2"/>00007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197529.81" calcext:value-type="currency">
            <text:p>R$ 197.529,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Pagamento de Fornecedores</text:p>
          </table:table-cell>
          <table:table-cell table:style-name="ce2" office:value-type="string" calcext:value-type="string">
            <text:p>0574</text:p>
          </table:table-cell>
          <table:table-cell table:style-name="ce2" office:value-type="string" calcext:value-type="string">
            <text:p>PGTO TITULO</text:p>
          </table:table-cell>
          <table:table-cell table:style-name="ce2" office:value-type="string" calcext:value-type="string">
            <text:p>310124B <text:s text:c="2"/>000093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916273.41" calcext:value-type="currency">
            <text:p>R$ 916.273,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4008</text:p>
          </table:table-cell>
          <table:table-cell table:style-name="ce2" office:value-type="string" calcext:value-type="string">
            <text:p>PIX E FORNEC</text:p>
          </table:table-cell>
          <table:table-cell table:style-name="ce2" office:value-type="string" calcext:value-type="string">
            <text:p>030124D <text:s text:c="2"/>000014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1004201.33" calcext:value-type="currency">
            <text:p>R$ 1.004.201,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Transferência Interbancária (DOC, TED)</text:p>
          </table:table-cell>
          <table:table-cell table:style-name="ce2" office:value-type="string" calcext:value-type="string">
            <text:p>4006</text:p>
          </table:table-cell>
          <table:table-cell table:style-name="ce2" office:value-type="string" calcext:value-type="string">
            <text:p>PIX D FORNEC</text:p>
          </table:table-cell>
          <table:table-cell table:style-name="ce2" office:value-type="string" calcext:value-type="string">
            <text:p>030124D <text:s text:c="2"/>000001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4729000" calcext:value-type="currency">
            <text:p>R$ 4.729.000,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Tarifas</text:p>
          </table:table-cell>
          <table:table-cell table:style-name="ce2" office:value-type="string" calcext:value-type="string">
            <text:p>3020</text:p>
          </table:table-cell>
          <table:table-cell table:style-name="ce2" office:value-type="string" calcext:value-type="string">
            <text:p>TAR LIQ TIT</text:p>
          </table:table-cell>
          <table:table-cell table:style-name="ce2" office:value-type="string" calcext:value-type="string">
            <text:p>19963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22.9" calcext:value-type="currency">
            <text:p>R$ 22,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4/01/2025</text:p>
          </table:table-cell>
          <table:table-cell table:style-name="ce2" office:value-type="string" calcext:value-type="string">
            <text:p>106</text:p>
          </table:table-cell>
          <table:table-cell table:style-name="ce2" office:value-type="string" calcext:value-type="string">
            <text:p>Aplicação</text:p>
          </table:table-cell>
          <table:table-cell table:style-name="ce2" office:value-type="string" calcext:value-type="string">
            <text:p>3625</text:p>
          </table:table-cell>
          <table:table-cell table:style-name="ce2" office:value-type="string" calcext:value-type="string">
            <text:p>APL CONTAMAX</text:p>
          </table:table-cell>
          <table:table-cell table:style-name="ce2" office:value-type="string" calcext:value-type="string">
            <text:p>000000</text:p>
          </table:table-cell>
          <table:table-cell table:style-name="ce2" office:value-type="string" calcext:value-type="string">
            <text:p>CDS</text:p>
          </table:table-cell>
          <table:table-cell table:style-name="ce2" office:value-type="string" calcext:value-type="string">
            <text:p>Débito</text:p>
          </table:table-cell>
          <table:table-cell table:style-name="ce4" office:value-type="currency" office:value="618720.98" calcext:value-type="currency">
            <text:p>R$ 618.720,98</text:p>
          </table:table-cell>
          <table:table-cell table:number-columns-repeated="1015"/>
        </table:table-row>
        <table:table-row table:style-name="ro1" table:number-rows-repeated="104778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">
      <number:currency-symbol/>
      <number:text> </number:text>
      <number:number number:decimal-places="2" number:min-decimal-places="2" number:min-integer-digits="1" number:grouping="true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Página_20_1" style:display-name="PageStyle_Págin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0T22:16:50.759545732</dc:date>
    <meta:editing-duration>PT23S</meta:editing-duration>
    <meta:editing-cycles>1</meta:editing-cycles>
    <meta:document-statistic meta:table-count="1" meta:cell-count="7083" meta:object-count="0"/>
    <meta:generator>LibreOffice/7.3.7.2$Linux_X86_64 LibreOffice_project/30$Build-2</meta:generator>
  </office:meta>
</office:document-meta>
</file>